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1.1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>
      <style:table-cell-properties fo:background-color="#00ccff" fo:border="0.06pt solid #000000"/>
    </style:style>
    <style:style style:name="ce16" style:family="table-cell" style:parent-style-name="Default" style:data-style-name="N104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/>
          <table:table-cell table:style-name="Default"/>
          <table:table-cell/>
          <table:table-cell table:style-name="ce15" office:value-type="string" calcext:value-type="string">
            <text:p>HOURLY <text:s/>WAGE</text:p>
          </table:table-cell>
          <table:table-cell table:style-name="ce15" office:value-type="string" calcext:value-type="string">
            <text:p>PAYMENT</text:p>
          </table:table-cell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8"/>
          <table:table-cell table:style-name="ce12"/>
          <table:table-cell/>
          <table:table-cell table:style-name="ce16" office:value-type="currency" office:currency="USD" office:value="15" calcext:value-type="currency">
            <text:p>$15.00</text:p>
          </table:table-cell>
          <table:table-cell table:style-name="ce16" table:formula="of:=[.E3]*[.B4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]&lt;[.A8])+[.B8]-[.A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9]&lt;[.A19])+[.B19]-[.A1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0]&lt;[.A20])+[.B20]-[.A2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0]&lt;[.A30])+[.B30]-[.A3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1]&lt;[.A31])+[.B31]-[.A3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2]&lt;[.A32])+[.B32]-[.A3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1]&lt;[.A41])+[.B41]-[.A4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2]&lt;[.A52])+[.B52]-[.A5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0H00M00S" calcext:value-type="time">
            <text:p>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8:06:51.665660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0M47S</meta:editing-duration>
    <meta:editing-cycles>8</meta:editing-cycles>
    <meta:generator>LibreOffice/4.2.8.2$Linux_X86_64 LibreOffice_project/420m0$Build-2</meta:generator>
    <dc:date>2015-06-21T10:36:04.673293975</dc:date>
    <meta:document-statistic meta:table-count="1" meta:cell-count="107" meta:object-count="0"/>
  </office:meta>
</office:document-meta>
</file>